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Liberation Sans1" fo:font-size="14pt" fo:font-weight="bold" officeooo:rsid="001d2809" officeooo:paragraph-rsid="001d2809" style:font-size-asian="14pt" style:font-weight-asian="bold" style:font-size-complex="14pt" style:font-weight-complex="bold"/>
    </style:style>
    <style:style style:name="P2" style:family="paragraph" style:parent-style-name="Standard">
      <style:paragraph-properties fo:line-height="115%" fo:text-align="center" style:justify-single-word="false"/>
      <style:text-properties style:font-name="Liberation Sans1" fo:font-size="11pt" fo:font-weight="bold" officeooo:rsid="001d2809" officeooo:paragraph-rsid="001d2809" style:font-size-asian="9.60000038146973pt" style:font-weight-asian="bold" style:font-size-complex="11pt" style:font-weight-complex="bold"/>
    </style:style>
    <style:style style:name="P3"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dac51" officeooo:paragraph-rsid="001dac51" style:font-size-asian="12pt" style:font-weight-asian="bold" style:font-size-complex="12pt" style:font-weight-complex="bold"/>
    </style:style>
    <style:style style:name="P4" style:family="paragraph" style:parent-style-name="Standard">
      <style:paragraph-properties fo:line-height="115%"/>
      <style:text-properties style:font-name="Liberation Sans1" fo:font-size="11pt" style:text-underline-style="none" fo:font-weight="normal" officeooo:rsid="001e8c90" officeooo:paragraph-rsid="001e8c90" style:font-size-asian="9.60000038146973pt" style:font-weight-asian="normal" style:font-size-complex="11pt" style:font-weight-complex="normal"/>
    </style:style>
    <style:style style:name="P5"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e8c90" officeooo:paragraph-rsid="001e8c90" style:font-size-asian="12pt" style:font-weight-asian="bold" style:font-size-complex="12pt" style:font-weight-complex="bold"/>
    </style:style>
    <style:style style:name="P6" style:family="paragraph" style:parent-style-name="Standard">
      <style:paragraph-properties fo:line-height="115%"/>
      <style:text-properties style:font-name="Liberation Sans1" fo:font-size="11pt" style:text-underline-style="none" fo:font-weight="normal" officeooo:rsid="001fe2fc" officeooo:paragraph-rsid="00495c8c" style:font-size-asian="9.60000038146973pt" style:font-weight-asian="normal" style:font-size-complex="11pt" style:font-weight-complex="normal"/>
    </style:style>
    <style:style style:name="P7" style:family="paragraph" style:parent-style-name="Standard">
      <style:paragraph-properties fo:line-height="115%"/>
      <style:text-properties style:font-name="Liberation Sans1" fo:font-size="11pt" style:text-underline-style="none" fo:font-weight="normal" officeooo:rsid="001fe2fc" officeooo:paragraph-rsid="001fe2fc" style:font-size-asian="9.60000038146973pt" style:font-weight-asian="normal" style:font-size-complex="11pt" style:font-weight-complex="normal"/>
    </style:style>
    <style:style style:name="P8" style:family="paragraph" style:parent-style-name="Standard">
      <style:paragraph-properties fo:line-height="115%"/>
      <style:text-properties style:font-name="Liberation Sans1" fo:font-size="12pt" style:text-underline-style="solid" style:text-underline-width="auto" style:text-underline-color="font-color" fo:font-weight="bold" officeooo:rsid="003ebb56" officeooo:paragraph-rsid="003ebb56" style:font-size-asian="12pt" style:font-weight-asian="bold" style:font-size-complex="12pt" style:font-weight-complex="bold"/>
    </style:style>
    <style:style style:name="P9" style:family="paragraph" style:parent-style-name="Standard">
      <style:paragraph-properties fo:line-height="115%"/>
      <style:text-properties style:font-name="Liberation Sans1" fo:font-size="11pt" style:text-underline-style="none" fo:font-weight="normal" officeooo:rsid="003ebb56" officeooo:paragraph-rsid="003ebb56" style:font-size-asian="9.60000038146973pt" style:font-weight-asian="normal" style:font-size-complex="11pt" style:font-weight-complex="normal"/>
    </style:style>
    <style:style style:name="P10" style:family="paragraph" style:parent-style-name="Standard">
      <style:paragraph-properties fo:line-height="115%"/>
      <style:text-properties style:font-name="Liberation Sans1" fo:font-size="11pt" style:text-underline-style="none" fo:font-weight="normal" officeooo:rsid="00207b8e" officeooo:paragraph-rsid="002f1f0d" style:font-size-asian="9.60000038146973pt" style:font-weight-asian="normal" style:font-size-complex="11pt" style:font-weight-complex="normal"/>
    </style:style>
    <style:style style:name="P11" style:family="paragraph" style:parent-style-name="Standard">
      <style:paragraph-properties fo:line-height="115%"/>
      <style:text-properties style:font-name="Liberation Sans1" fo:font-size="11pt" style:text-underline-style="none" fo:font-weight="normal" officeooo:rsid="00207b8e" officeooo:paragraph-rsid="00489278" style:font-size-asian="9.60000038146973pt" style:font-weight-asian="normal" style:font-size-complex="11pt" style:font-weight-complex="normal"/>
    </style:style>
    <style:style style:name="T1" style:family="text">
      <style:text-properties officeooo:rsid="001e8c90"/>
    </style:style>
    <style:style style:name="T2" style:family="text">
      <style:text-properties officeooo:rsid="00366468"/>
    </style:style>
    <style:style style:name="T3" style:family="text">
      <style:text-properties officeooo:rsid="001f0b1d"/>
    </style:style>
    <style:style style:name="T4" style:family="text">
      <style:text-properties officeooo:rsid="003fceb5"/>
    </style:style>
    <style:style style:name="T5" style:family="text">
      <style:text-properties officeooo:rsid="0036fc70"/>
    </style:style>
    <style:style style:name="T6" style:family="text">
      <style:text-properties officeooo:rsid="0028081b"/>
    </style:style>
    <style:style style:name="T7" style:family="text">
      <style:text-properties officeooo:rsid="00495c8c"/>
    </style:style>
    <style:style style:name="T8" style:family="text">
      <style:text-properties officeooo:rsid="004db537"/>
    </style:style>
    <style:style style:name="T9" style:family="text">
      <style:text-properties officeooo:rsid="004be0a4"/>
    </style:style>
    <style:style style:name="T10" style:family="text">
      <style:text-properties officeooo:rsid="00414a1e"/>
    </style:style>
    <style:style style:name="T11" style:family="text">
      <style:text-properties officeooo:rsid="00398102"/>
    </style:style>
    <style:style style:name="T12" style:family="text">
      <style:text-properties officeooo:rsid="003d09f7"/>
    </style:style>
    <style:style style:name="T13" style:family="text">
      <style:text-properties officeooo:rsid="002e18a1"/>
    </style:style>
    <style:style style:name="T14" style:family="text">
      <style:text-properties officeooo:rsid="002f1f0d"/>
    </style:style>
    <style:style style:name="T15" style:family="text">
      <style:text-properties officeooo:rsid="0042b17e"/>
    </style:style>
    <style:style style:name="T16" style:family="text">
      <style:text-properties officeooo:rsid="003c5d7b"/>
    </style:style>
    <style:style style:name="T17" style:family="text">
      <style:text-properties officeooo:rsid="00489278"/>
    </style:style>
    <style:style style:name="T18" style:family="text">
      <style:text-properties officeooo:rsid="004856e9"/>
    </style:style>
    <style:style style:name="T19" style:family="text">
      <style:text-properties officeooo:rsid="004545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text:span text:style-name="T1">Brief </text:span>Discussion of Project Constraints</text:p>
      <text:p text:style-name="P2"/>
      <text:p text:style-name="P3">Economic Constraints</text:p>
      <text:p text:style-name="P4"><text:tab/>Since this project is being personally funded, the budget for acquiring equipment and material is rather limited. The current estimate for the project’s budget is <text:span text:style-name="T2">$100 with a max budget of </text:span><text:span text:style-name="T3">$</text:span><text:span text:style-name="T2">200</text:span><text:span text:style-name="T3">. As a result, hobbyist electronics will be used for the project’s hardware. The project’s software will also use free </text:span><text:span text:style-name="T2">and open source </text:span><text:span text:style-name="T3">software to help cut costs. Luckily, there are plenty of options available for both hardware and software that are affordable </text:span><text:span text:style-name="T4">and</text:span><text:span text:style-name="T5"> meet project requirements</text:span><text:span text:style-name="T3">. </text:span><text:span text:style-name="T6">Since</text:span> this is a personal project, no economic development or benefit will result from this project.</text:p>
      <text:p text:style-name="P4"/>
      <text:p text:style-name="P5">Professional Constraints</text:p>
      <text:p text:style-name="P6"><text:tab/><text:span text:style-name="T7">This project will require that I utilize most of the technical and soft skills I’ve developed during my career thus far. Technical skills to be applied will include software development, IoT device development/set up, and knowledge of cybersecurity defense </text:span><text:span text:style-name="T8">practices</text:span><text:span text:style-name="T7">. Soft skills to be applied will include technical communication (both spoken and written), presentation design, </text:span><text:span text:style-name="T9">and collaboration with technical advisors</text:span><text:span text:style-name="T7">. </text:span>Since this project is rather all encompassing in nature, it will be a great resume builder.</text:p>
      <text:p text:style-name="P7"/>
      <text:p text:style-name="P8">Legal Constraints</text:p>
      <text:p text:style-name="P9"><text:tab/>To mitigate any licensing issues during the development and deployment of the data pipeline, the project will use software with permissive licenses. The project itself will also be licensed under the MIT license. Note that the MIT license is one of the <text:span text:style-name="T10">more</text:span> permissive open source licenses currently available.</text:p>
      <text:p text:style-name="P4"/>
      <text:p text:style-name="P5">Security Constraints</text:p>
      <text:p text:style-name="P10"><text:tab/>Data being sent <text:span text:style-name="T11">to and from the facility’s message broker must be</text:span> authenticated and encrypted. Authentication will prevent <text:span text:style-name="T11">threat</text:span> actors from <text:span text:style-name="T11">spoofing sensor </text:span>data <text:span text:style-name="T11">to overwhelm the system or tamper with the analysis of </text:span><text:span text:style-name="T12">stored </text:span><text:span text:style-name="T11">sensor data</text:span>. <text:span text:style-name="T11">E</text:span>ncryption will ensure that <text:span text:style-name="T11">any authentication credentials </text:span><text:span text:style-name="T13">being sent will</text:span> remain confidential. <text:span text:style-name="T14"><text:s/></text:span><text:span text:style-name="T11">Additionally, encryption can prevent threat actors from learning what message format the system accepts. </text:span><text:span text:style-name="T12">That way, </text:span><text:span text:style-name="T15">spoofing sensor data becomes more difficult</text:span><text:span text:style-name="T11">.</text:span></text:p>
      <text:p text:style-name="P10"/>
      <text:p text:style-name="P10"><text:tab/><text:span text:style-name="T16">In addition to securing message broker </text:span><text:span text:style-name="T12">communication, the local servers will utilize </text:span><text:span text:style-name="T16">database users </text:span><text:span text:style-name="T12">with restrictive permissions. The API will also use its own restricted database user. That way, a compromised user can only inflict limited damage to the database. Every user will also access the database via SSL to ensure the confidentiality of any credentials, along with API usernames and passwords.</text:span></text:p>
      <text:p text:style-name="P10"/>
      <text:p text:style-name="P11"><text:tab/><text:span text:style-name="T12">Lastly, the API will require a </text:span><text:span text:style-name="T17">J</text:span><text:span text:style-name="T12">SON Web Token (JWT) </text:span><text:span text:style-name="T18">signed </text:span><text:span text:style-name="T17">by the API with</text:span><text:span text:style-name="T18"> a private key </text:span><text:span text:style-name="T17">to be</text:span><text:span text:style-name="T12"> sent with each request. </text:span><text:span text:style-name="T18">That way, threat actors will have increased difficulty forging valid JWTs. </text:span><text:span text:style-name="T12">This </text:span><text:span text:style-name="T18">ensures that</text:span><text:span text:style-name="T12"> only authorized users can query and analyze the collected senor data. Note that communication between the API and its users will be encrypted over HTTPS to prevent a threat actor from obtaining a valid JWT </text:span><text:span text:style-name="T18">via a man-in-the-middle </text:span><text:span text:style-name="T17">(MITM) </text:span><text:span text:style-name="T18">attack</text:span><text:span text:style-name="T12">. Each JWT will also have a time-to-live of 5 minutes to </text:span><text:span text:style-name="T19">further</text:span><text:span text:style-name="T12"> mitigate th</text:span><text:span text:style-name="T17">e </text:span><text:span text:style-name="T12">risk </text:span><text:span text:style-name="T17">of a MITM attack</text:span><text:span text:style-name="T12">.</text:span></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Only_7e_LT_7e_Gliederung_20_1" style:display-name="Title Only~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03:35:24.392982550</meta:creation-date>
    <dc:date>2024-10-11T14:20:40.961000000</dc:date>
    <meta:editing-duration>PT2H35M12S</meta:editing-duration>
    <meta:editing-cycles>43</meta:editing-cycles>
    <meta:generator>LibreOffice/24.8.0.3$Windows_X86_64 LibreOffice_project/0bdf1299c94fe897b119f97f3c613e9dca6be583</meta:generator>
    <meta:document-statistic meta:table-count="0" meta:image-count="0" meta:object-count="0" meta:page-count="1" meta:paragraph-count="11" meta:word-count="463" meta:character-count="2986" meta:non-whitespace-character-count="2527"/>
  </office:meta>
</office:document-meta>
</file>